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4cm"/>
    </style:style>
    <style:style style:name="co2" style:family="table-column">
      <style:table-column-properties fo:break-before="auto" style:column-width="9.8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2.254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5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Indicateurs">
      <style:table-properties table:display="true" style:writing-mode="lr-tb"/>
    </style:style>
    <style:style style:name="ta2" style:family="table" style:master-page-name="PageStyle_5f_Niveaux_20_géographiqu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f417a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order-bottom="0.06pt solid #000000" fo:background-color="#e9ed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dicateur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calcext:value-type="string">
            <text:p>Insee - Statistiques locales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Liste des indicateurs disponibles au 09-11-2022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Thèm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Niveaux géographiques</text:p>
          </table:table-cell>
          <table:table-cell table:style-name="ce4" office:value-type="string" calcext:value-type="string">
            <text:p>Périodes disponibl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onages administratifs</text:p>
          </table:table-cell>
          <table:table-cell table:style-name="ce3" office:value-type="string" calcext:value-type="string">
            <text:p>Arrondissements, 2022</text:p>
          </table:table-cell>
          <table:table-cell table:style-name="ce3" office:value-type="string" calcext:value-type="string">
            <text:p>Insee, Code officiel géographique</text:p>
          </table:table-cell>
          <table:table-cell table:style-name="ce3" office:value-type="string" calcext:value-type="string">
            <text:p>Commune, Arrondissement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Zonages administratifs</text:p>
          </table:table-cell>
          <table:table-cell table:style-name="ce3" office:value-type="string" calcext:value-type="string">
            <text:p>Communes, 2022</text:p>
          </table:table-cell>
          <table:table-cell table:style-name="ce3" office:value-type="string" calcext:value-type="string">
            <text:p>Insee, Code officiel géographique</text:p>
          </table:table-cell>
          <table:table-cell table:style-name="ce3" office:value-type="string" calcext:value-type="string">
            <text:p>Commune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Zonages administratifs</text:p>
          </table:table-cell>
          <table:table-cell table:style-name="ce3" office:value-type="string" calcext:value-type="string">
            <text:p>Départements, 2022</text:p>
          </table:table-cell>
          <table:table-cell table:style-name="ce3" office:value-type="string" calcext:value-type="string">
            <text:p>Insee, Code officiel géographique</text:p>
          </table:table-cell>
          <table:table-cell table:style-name="ce3" office:value-type="string" calcext:value-type="string">
            <text:p>Commune, Arrondissement, Département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Zonages administratifs</text:p>
          </table:table-cell>
          <table:table-cell table:style-name="ce3" office:value-type="string" calcext:value-type="string">
            <text:p>Intercommunalités, 2022</text:p>
          </table:table-cell>
          <table:table-cell table:style-name="ce3" office:value-type="string" calcext:value-type="string">
            <text:p>Insee, Code officiel géographique</text:p>
          </table:table-cell>
          <table:table-cell table:style-name="ce3" office:value-type="string" calcext:value-type="string">
            <text:p>Commune, Intercommunalité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Zonages administratifs</text:p>
          </table:table-cell>
          <table:table-cell table:style-name="ce3" office:value-type="string" calcext:value-type="string">
            <text:p>Dernière année de modification du périmètre communal</text:p>
          </table:table-cell>
          <table:table-cell table:style-name="ce3" office:value-type="string" calcext:value-type="string">
            <text:p>Insee, Code officiel géographique</text:p>
          </table:table-cell>
          <table:table-cell table:style-name="ce3" office:value-type="string" calcext:value-type="string">
            <text:p>Commune</text:p>
          </table:table-cell>
          <table:table-cell table:style-name="ce3"/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Zonages administratifs</text:p>
          </table:table-cell>
          <table:table-cell table:style-name="ce3" office:value-type="string" calcext:value-type="string">
            <text:p>Dernière année de modification du périmètre EPCI</text:p>
          </table:table-cell>
          <table:table-cell table:style-name="ce3" office:value-type="string" calcext:value-type="string">
            <text:p>Insee, Code officiel géographique</text:p>
          </table:table-cell>
          <table:table-cell table:style-name="ce3" office:value-type="string" calcext:value-type="string">
            <text:p>Intercommunalité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Zonages administratifs</text:p>
          </table:table-cell>
          <table:table-cell table:style-name="ce3" office:value-type="string" calcext:value-type="string">
            <text:p>Régions, 2022</text:p>
          </table:table-cell>
          <table:table-cell table:style-name="ce3" office:value-type="string" calcext:value-type="string">
            <text:p>Insee, Code officiel géographique</text:p>
          </table:table-cell>
          <table:table-cell table:style-name="ce3" office:value-type="string" calcext:value-type="string">
            <text:p>Commune, Arrondissement, Département, Région</text:p>
          </table:table-cell>
          <table:table-cell table:style-name="ce3"/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conomie générale</text:p>
          </table:table-cell>
          <table:table-cell table:style-name="ce3" office:value-type="string" calcext:value-type="string">
            <text:p>Produit intérieur brut</text:p>
          </table:table-cell>
          <table:table-cell table:style-name="ce3" office:value-type="string" calcext:value-type="string">
            <text:p>Insee, Produits intérieurs bruts régionaux et valeurs ajoutées régionales</text:p>
          </table:table-cell>
          <table:table-cell table:style-name="ce3" office:value-type="string" calcext:value-type="string">
            <text:p>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conomie générale</text:p>
          </table:table-cell>
          <table:table-cell table:style-name="ce3" office:value-type="string" calcext:value-type="string">
            <text:p>Produit intérieur brut par emploi</text:p>
          </table:table-cell>
          <table:table-cell table:style-name="ce3" office:value-type="string" calcext:value-type="string">
            <text:p>Insee, Produits intérieurs bruts régionaux et valeurs ajoutées régionales</text:p>
          </table:table-cell>
          <table:table-cell table:style-name="ce3" office:value-type="string" calcext:value-type="string">
            <text:p>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conomie générale</text:p>
          </table:table-cell>
          <table:table-cell table:style-name="ce3" office:value-type="string" calcext:value-type="string">
            <text:p>Produit intérieur brut par habitant</text:p>
          </table:table-cell>
          <table:table-cell table:style-name="ce3" office:value-type="string" calcext:value-type="string">
            <text:p>Insee, Produits intérieurs bruts régionaux et valeurs ajoutées régionales</text:p>
          </table:table-cell>
          <table:table-cell table:style-name="ce3" office:value-type="string" calcext:value-type="string">
            <text:p>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conomie générale</text:p>
          </table:table-cell>
          <table:table-cell table:style-name="ce3" office:value-type="string" calcext:value-type="string">
            <text:p>Valeur ajoutée</text:p>
          </table:table-cell>
          <table:table-cell table:style-name="ce3" office:value-type="string" calcext:value-type="string">
            <text:p>Insee, Produits intérieurs bruts régionaux et valeurs ajoutées régionales</text:p>
          </table:table-cell>
          <table:table-cell table:style-name="ce3" office:value-type="string" calcext:value-type="string">
            <text:p>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conomie générale</text:p>
          </table:table-cell>
          <table:table-cell table:style-name="ce3" office:value-type="string" calcext:value-type="string">
            <text:p>Part de l'agriculture, sylviculture et pêche dans la valeur ajoutée</text:p>
          </table:table-cell>
          <table:table-cell table:style-name="ce3" office:value-type="string" calcext:value-type="string">
            <text:p>Insee, Produits intérieurs bruts régionaux et valeurs ajoutées régionales</text:p>
          </table:table-cell>
          <table:table-cell table:style-name="ce3" office:value-type="string" calcext:value-type="string">
            <text:p>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conomie générale</text:p>
          </table:table-cell>
          <table:table-cell table:style-name="ce3" office:value-type="string" calcext:value-type="string">
            <text:p>Part de la construction dans la valeur ajoutée</text:p>
          </table:table-cell>
          <table:table-cell table:style-name="ce3" office:value-type="string" calcext:value-type="string">
            <text:p>Insee, Produits intérieurs bruts régionaux et valeurs ajoutées régionales</text:p>
          </table:table-cell>
          <table:table-cell table:style-name="ce3" office:value-type="string" calcext:value-type="string">
            <text:p>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conomie générale</text:p>
          </table:table-cell>
          <table:table-cell table:style-name="ce3" office:value-type="string" calcext:value-type="string">
            <text:p>Part de l'industrie dans la valeur ajoutée</text:p>
          </table:table-cell>
          <table:table-cell table:style-name="ce3" office:value-type="string" calcext:value-type="string">
            <text:p>Insee, Produits intérieurs bruts régionaux et valeurs ajoutées régionales</text:p>
          </table:table-cell>
          <table:table-cell table:style-name="ce3" office:value-type="string" calcext:value-type="string">
            <text:p>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conomie générale</text:p>
          </table:table-cell>
          <table:table-cell table:style-name="ce3" office:value-type="string" calcext:value-type="string">
            <text:p>Part du tertiaire marchand dans la valeur ajoutée</text:p>
          </table:table-cell>
          <table:table-cell table:style-name="ce3" office:value-type="string" calcext:value-type="string">
            <text:p>Insee, Produits intérieurs bruts régionaux et valeurs ajoutées régionales</text:p>
          </table:table-cell>
          <table:table-cell table:style-name="ce3" office:value-type="string" calcext:value-type="string">
            <text:p>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conomie générale</text:p>
          </table:table-cell>
          <table:table-cell table:style-name="ce3" office:value-type="string" calcext:value-type="string">
            <text:p>Part du tertiaire non marchand dans la valeur ajoutée</text:p>
          </table:table-cell>
          <table:table-cell table:style-name="ce3" office:value-type="string" calcext:value-type="string">
            <text:p>Insee, Produits intérieurs bruts régionaux et valeurs ajoutées régionales</text:p>
          </table:table-cell>
          <table:table-cell table:style-name="ce3" office:value-type="string" calcext:value-type="string">
            <text:p>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onages statistiques</text:p>
          </table:table-cell>
          <table:table-cell table:style-name="ce3" office:value-type="string" calcext:value-type="string">
            <text:p>Aires d'attraction des villes 2020</text:p>
          </table:table-cell>
          <table:table-cell table:style-name="ce3" office:value-type="string" calcext:value-type="string">
            <text:p>Insee</text:p>
          </table:table-cell>
          <table:table-cell table:style-name="ce3" office:value-type="string" calcext:value-type="string">
            <text:p>Commune, Aire d'attraction des villes 202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Zonages statistiques</text:p>
          </table:table-cell>
          <table:table-cell table:style-name="ce3" office:value-type="string" calcext:value-type="string">
            <text:p>Grille communale de densité</text:p>
          </table:table-cell>
          <table:table-cell table:style-name="ce3" office:value-type="string" calcext:value-type="string">
            <text:p>Insee, Fichiers démographiques sur les logements et les individus (Fideli)</text:p>
          </table:table-cell>
          <table:table-cell table:style-name="ce3" office:value-type="string" calcext:value-type="string">
            <text:p>Commune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Zonages statistiques</text:p>
          </table:table-cell>
          <table:table-cell table:style-name="ce3" office:value-type="string" calcext:value-type="string">
            <text:p>Pôles et couronnes des aires d’attractions des villes</text:p>
          </table:table-cell>
          <table:table-cell table:style-name="ce3" office:value-type="string" calcext:value-type="string">
            <text:p>Insee</text:p>
          </table:table-cell>
          <table:table-cell table:style-name="ce3" office:value-type="string" calcext:value-type="string">
            <text:p>Commune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Zonages statistiques</text:p>
          </table:table-cell>
          <table:table-cell table:style-name="ce3" office:value-type="string" calcext:value-type="string">
            <text:p>Unités urbaines 2020</text:p>
          </table:table-cell>
          <table:table-cell table:style-name="ce3" office:value-type="string" calcext:value-type="string">
            <text:p>Insee</text:p>
          </table:table-cell>
          <table:table-cell table:style-name="ce3" office:value-type="string" calcext:value-type="string">
            <text:p>Commune, Unité urbaine 202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Zonages statistiques</text:p>
          </table:table-cell>
          <table:table-cell table:style-name="ce3" office:value-type="string" calcext:value-type="string">
            <text:p>Zones d'emploi 2020</text:p>
          </table:table-cell>
          <table:table-cell table:style-name="ce3" office:value-type="string" calcext:value-type="string">
            <text:p>Insee</text:p>
          </table:table-cell>
          <table:table-cell table:style-name="ce3" office:value-type="string" calcext:value-type="string">
            <text:p>Commune, Zone d'emploi 2020</text:p>
          </table:table-cell>
          <table:table-cell table:style-name="ce3"/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Indicateurs disponibles par carreau de 1 km², Évolution et structure de la population</text:p>
          </table:table-cell>
          <table:table-cell table:style-name="ce3" office:value-type="string" calcext:value-type="string">
            <text:p>Nombre d'individus au sens fiscal (au carreau)</text:p>
          </table:table-cell>
          <table:table-cell table:style-name="ce3" office:value-type="string" calcext:value-type="string">
            <text:p>Insee, Filosofi</text:p>
          </table:table-cell>
          <table:table-cell table:style-name="ce3" office:value-type="string" calcext:value-type="string">
            <text:p>Carreau 1km</text:p>
          </table:table-cell>
          <table:table-cell table:style-name="ce3" office:value-type="string" calcext:value-type="string">
            <text:p>2017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Indicateurs disponibles par carreau de 1 km², Revenus - Niveaux de vie - Pouvoir d'achat</text:p>
          </table:table-cell>
          <table:table-cell table:style-name="ce3" office:value-type="string" calcext:value-type="string">
            <text:p>Niveau de vie winsorisé des individus, y compris valeurs modifiées <text:s/>(au carreau)</text:p>
          </table:table-cell>
          <table:table-cell table:style-name="ce3" office:value-type="string" calcext:value-type="string">
            <text:p>Insee, Filosofi</text:p>
          </table:table-cell>
          <table:table-cell table:style-name="ce3" office:value-type="string" calcext:value-type="string">
            <text:p>Carreau 1km</text:p>
          </table:table-cell>
          <table:table-cell table:style-name="ce3" office:value-type="string" calcext:value-type="string">
            <text:p>2017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Indicateurs disponibles par carreau de 1 km², Couples - Familles - Ménages</text:p>
          </table:table-cell>
          <table:table-cell table:style-name="ce3" office:value-type="string" calcext:value-type="string">
            <text:p>Part des familles monoparentales (au carreau)</text:p>
          </table:table-cell>
          <table:table-cell table:style-name="ce3" office:value-type="string" calcext:value-type="string">
            <text:p>Insee, Filosofi</text:p>
          </table:table-cell>
          <table:table-cell table:style-name="ce3" office:value-type="string" calcext:value-type="string">
            <text:p>Carreau 1km</text:p>
          </table:table-cell>
          <table:table-cell table:style-name="ce3" office:value-type="string" calcext:value-type="string">
            <text:p>2017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Indicateurs disponibles par carreau de 1 km², Logement</text:p>
          </table:table-cell>
          <table:table-cell table:style-name="ce3" office:value-type="string" calcext:value-type="string">
            <text:p>Part des logements sociaux (au carreau)</text:p>
          </table:table-cell>
          <table:table-cell table:style-name="ce3" office:value-type="string" calcext:value-type="string">
            <text:p>Insee, Filosofi</text:p>
          </table:table-cell>
          <table:table-cell table:style-name="ce3" office:value-type="string" calcext:value-type="string">
            <text:p>Carreau 1km</text:p>
          </table:table-cell>
          <table:table-cell table:style-name="ce3" office:value-type="string" calcext:value-type="string">
            <text:p>2017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Indicateurs disponibles par carreau de 1 km², Couples - Familles - Ménages</text:p>
          </table:table-cell>
          <table:table-cell table:style-name="ce3" office:value-type="string" calcext:value-type="string">
            <text:p>Part des ménages d'une seule personne (au carreau)</text:p>
          </table:table-cell>
          <table:table-cell table:style-name="ce3" office:value-type="string" calcext:value-type="string">
            <text:p>Insee, Filosofi</text:p>
          </table:table-cell>
          <table:table-cell table:style-name="ce3" office:value-type="string" calcext:value-type="string">
            <text:p>Carreau 1km</text:p>
          </table:table-cell>
          <table:table-cell table:style-name="ce3" office:value-type="string" calcext:value-type="string">
            <text:p>2017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Indicateurs disponibles par carreau de 1 km², Couples - Familles - Ménages</text:p>
          </table:table-cell>
          <table:table-cell table:style-name="ce3" office:value-type="string" calcext:value-type="string">
            <text:p>Part des ménages de 5 personnes ou plus (au carreau)</text:p>
          </table:table-cell>
          <table:table-cell table:style-name="ce3" office:value-type="string" calcext:value-type="string">
            <text:p>Insee, Filosofi</text:p>
          </table:table-cell>
          <table:table-cell table:style-name="ce3" office:value-type="string" calcext:value-type="string">
            <text:p>Carreau 1km</text:p>
          </table:table-cell>
          <table:table-cell table:style-name="ce3" office:value-type="string" calcext:value-type="string">
            <text:p>2017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Indicateurs disponibles par carreau de 1 km², Couples - Familles - Ménages, Pauvreté - Précarité</text:p>
          </table:table-cell>
          <table:table-cell table:style-name="ce3" office:value-type="string" calcext:value-type="string">
            <text:p>Part des ménages pauvres (au carreau)</text:p>
          </table:table-cell>
          <table:table-cell table:style-name="ce3" office:value-type="string" calcext:value-type="string">
            <text:p>Insee, Filosofi</text:p>
          </table:table-cell>
          <table:table-cell table:style-name="ce3" office:value-type="string" calcext:value-type="string">
            <text:p>Carreau 1km</text:p>
          </table:table-cell>
          <table:table-cell table:style-name="ce3" office:value-type="string" calcext:value-type="string">
            <text:p>2017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Indicateurs disponibles par carreau de 1 km², Logement</text:p>
          </table:table-cell>
          <table:table-cell table:style-name="ce3" office:value-type="string" calcext:value-type="string">
            <text:p>Part des ménages propriétaires (au carreau)</text:p>
          </table:table-cell>
          <table:table-cell table:style-name="ce3" office:value-type="string" calcext:value-type="string">
            <text:p>Insee, Filosofi</text:p>
          </table:table-cell>
          <table:table-cell table:style-name="ce3" office:value-type="string" calcext:value-type="string">
            <text:p>Carreau 1km</text:p>
          </table:table-cell>
          <table:table-cell table:style-name="ce3" office:value-type="string" calcext:value-type="string">
            <text:p>2017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Indicateurs disponibles par carreau de 1 km², Évolution et structure de la population</text:p>
          </table:table-cell>
          <table:table-cell table:style-name="ce3" office:value-type="string" calcext:value-type="string">
            <text:p>Part des personnes âgées de moins de 18 ans, y compris valeurs modifiées <text:s/>(au carreau)</text:p>
          </table:table-cell>
          <table:table-cell table:style-name="ce3" office:value-type="string" calcext:value-type="string">
            <text:p>Insee, Filosofi</text:p>
          </table:table-cell>
          <table:table-cell table:style-name="ce3" office:value-type="string" calcext:value-type="string">
            <text:p>Carreau 1km</text:p>
          </table:table-cell>
          <table:table-cell table:style-name="ce3" office:value-type="string" calcext:value-type="string">
            <text:p>2017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Indicateurs disponibles par carreau de 1 km², Évolution et structure de la population</text:p>
          </table:table-cell>
          <table:table-cell table:style-name="ce3" office:value-type="string" calcext:value-type="string">
            <text:p>Part des personnes âgées de 65 ans ou plus, y compris valeurs modifiées <text:s/>(au carreau)</text:p>
          </table:table-cell>
          <table:table-cell table:style-name="ce3" office:value-type="string" calcext:value-type="string">
            <text:p>Insee, Filosofi</text:p>
          </table:table-cell>
          <table:table-cell table:style-name="ce3" office:value-type="string" calcext:value-type="string">
            <text:p>Carreau 1km</text:p>
          </table:table-cell>
          <table:table-cell table:style-name="ce3" office:value-type="string" calcext:value-type="string">
            <text:p>2017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Indicateurs disponibles par carreau de 1 km², Logement</text:p>
          </table:table-cell>
          <table:table-cell table:style-name="ce3" office:value-type="string" calcext:value-type="string">
            <text:p>Surface moyenne des logements (au carreau)</text:p>
          </table:table-cell>
          <table:table-cell table:style-name="ce3" office:value-type="string" calcext:value-type="string">
            <text:p>Insee, Filosofi</text:p>
          </table:table-cell>
          <table:table-cell table:style-name="ce3" office:value-type="string" calcext:value-type="string">
            <text:p>Carreau 1km</text:p>
          </table:table-cell>
          <table:table-cell table:style-name="ce3" office:value-type="string" calcext:value-type="string">
            <text:p>20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Population municipale</text:p>
          </table:table-cell>
          <table:table-cell table:style-name="ce3" office:value-type="string" calcext:value-type="string">
            <text:p>Insee, Recensement de la population (RP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Évol. annuelle moy. de la population 2013 - 2019 (en %)</text:p>
          </table:table-cell>
          <table:table-cell table:style-name="ce3" office:value-type="string" calcext:value-type="string">
            <text:p>Insee, Recensements de la population (RP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Population municipale (historique depuis 1876)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, 1999, 1990, 1982, 1975, 1968, 1962, 1954, 1936, 1931, 1926, 1921, 1911, 1906, 1901, 1896, 1891, 1886, 1881, 187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Densité de population (historique depuis 1876)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, 1999, 1990, 1982, 1975, 1968, 1962, 1954, 1936, 1931, 1926, 1921, 1911, 1906, 1901, 1896, 1891, 1886, 1881, 1876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Estimations de population au 1er janvier</text:p>
          </table:table-cell>
          <table:table-cell table:style-name="ce3" office:value-type="string" calcext:value-type="string">
            <text:p>Insee, estimations de population (données provisoires)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Estimations de population : part des 0 à 24 ans au 1er janvier</text:p>
          </table:table-cell>
          <table:table-cell table:style-name="ce3" office:value-type="string" calcext:value-type="string">
            <text:p>Insee, estimations de population (données provisoires)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Estimations de population : part des 25 à 59 ans au 1er janvier</text:p>
          </table:table-cell>
          <table:table-cell table:style-name="ce3" office:value-type="string" calcext:value-type="string">
            <text:p>Insee, estimations de population (données provisoires)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Estimations de population : part des 60 ans ou plus au 1er janvier</text:p>
          </table:table-cell>
          <table:table-cell table:style-name="ce3" office:value-type="string" calcext:value-type="string">
            <text:p>Insee, estimations de population (données provisoires)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Estimations de population : part des 75 ans ou plus au 1er janvier</text:p>
          </table:table-cell>
          <table:table-cell table:style-name="ce3" office:value-type="string" calcext:value-type="string">
            <text:p>Insee, estimations de population (données provisoires)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Évolution annuelle moyenne de la population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3-2019, 2008-2013, 1999-2008, 1990-1999, 1982-1990, 1975-1982, 1968-197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Évolution annuelle moyenne de la population due au solde naturel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3-2019, 2008-2013, 1999-2008, 1990-1999, 1982-1990, 1975-1982, 1968-197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Évolution annuelle moyenne de la population due au solde apparent entrées/sorties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3-2019, 2008-2013, 1999-2008, 1990-1999, 1982-1990, 1975-1982, 1968-197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Répartition de la population en 3 classes d'âge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Part des personnes âgées moins de 15 ans dans la population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Nombre de personnes âgées de moins de 25 an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Part des personnes âgées de moins de 25 ans dans la population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Nombre de personnes âgées de 25 à 64 an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Part des personnes âgées de 25 à 64 ans dans la population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Nombre de personnes âgées de 65 ans ou plu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Part des personnes âgées de 65 ans ou plu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Nombre de personnes âgées de 75 ans ou plu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Part des personnes âgées de 75 ans ou plu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Nombre de personnes âgées de 80 ans ou plu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Part des personnes âgées de 80 ans ou plu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Indice de vieillissement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volution et structure de la population</text:p>
          </table:table-cell>
          <table:table-cell table:style-name="ce3" office:value-type="string" calcext:value-type="string">
            <text:p>Population de 15 ans ou plus selon la catégorie socioprofessionnelle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issances - Fécondité</text:p>
          </table:table-cell>
          <table:table-cell table:style-name="ce3" office:value-type="string" calcext:value-type="string">
            <text:p>Nombre de naissances domiciliées au domicile de la mère</text:p>
          </table:table-cell>
          <table:table-cell table:style-name="ce3" office:value-type="string" calcext:value-type="string">
            <text:p>Insee, État civil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, 2020, 2019, 2018, 2017, 2016, 2015, 2014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Naissances - Fécondité</text:p>
          </table:table-cell>
          <table:table-cell table:style-name="ce3" office:value-type="string" calcext:value-type="string">
            <text:p>Indicateur conjoncturel de fécondité</text:p>
          </table:table-cell>
          <table:table-cell table:style-name="ce3" office:value-type="string" calcext:value-type="string">
            <text:p>Insee, État civil, estimations de population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Naissances - Fécondité</text:p>
          </table:table-cell>
          <table:table-cell table:style-name="ce3" office:value-type="string" calcext:value-type="string">
            <text:p>Taux de natalité</text:p>
          </table:table-cell>
          <table:table-cell table:style-name="ce3" office:value-type="string" calcext:value-type="string">
            <text:p>Insee, État civil, estimations de population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cès - Mortalité - Espérance de vie</text:p>
          </table:table-cell>
          <table:table-cell table:style-name="ce3" office:value-type="string" calcext:value-type="string">
            <text:p>Nombre de décès domiciliés</text:p>
          </table:table-cell>
          <table:table-cell table:style-name="ce3" office:value-type="string" calcext:value-type="string">
            <text:p>Insee, État civil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, 2020, 2019, 2018, 2017, 2016, 2015, 20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cès - Mortalité - Espérance de vie</text:p>
          </table:table-cell>
          <table:table-cell table:style-name="ce3" office:value-type="string" calcext:value-type="string">
            <text:p>Évolution des décès domiciliés entre 2019 et 2021</text:p>
          </table:table-cell>
          <table:table-cell table:style-name="ce3" office:value-type="string" calcext:value-type="string">
            <text:p>Insee, Etat-Civil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Décès - Mortalité - Espérance de vie</text:p>
          </table:table-cell>
          <table:table-cell table:style-name="ce3" office:value-type="string" calcext:value-type="string">
            <text:p>Décès quotidiens (au lieu du décès)</text:p>
          </table:table-cell>
          <table:table-cell table:style-name="ce3" office:value-type="string" calcext:value-type="string">
            <text:p>Insee, Etat-Civil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P8_oct_nov_dec_2022, P7_juill_aout_sept_2022, P6_avril_mai_juin_2022, P5_janv_fev_mars_2022, P4_oct_nov_dec_2021, P3_juill_aout_sept_2021, P2_avril_mai_juin_2021, P1_janv_fev_mars_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cès - Mortalité - Espérance de vie</text:p>
          </table:table-cell>
          <table:table-cell table:style-name="ce3" office:value-type="string" calcext:value-type="string">
            <text:p>Évolution des décès (au lieu du décès) par rapport à 2019</text:p>
          </table:table-cell>
          <table:table-cell table:style-name="ce3" office:value-type="string" calcext:value-type="string">
            <text:p>Insee, Etat-Civil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P8_oct_nov_dec_2022, P7_juill_aout_sept_2022, P6_avril_mai_juin_2022, P5_janv_fev_mars_2022, P4_oct_nov_dec_2021, P3_juill_aout_sept_2021, P2_avril_mai_juin_2021, P1_janv_fev_mars_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Décès - Mortalité - Espérance de vie, Objectifs 1 à 5</text:p>
          </table:table-cell>
          <table:table-cell table:style-name="ce3" office:value-type="string" calcext:value-type="string">
            <text:p>Espérance de vie des femmes à la naissance</text:p>
          </table:table-cell>
          <table:table-cell table:style-name="ce3" office:value-type="string" calcext:value-type="string">
            <text:p>Insee, État civil, estimations de population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Décès - Mortalité - Espérance de vie, Objectifs 1 à 5</text:p>
          </table:table-cell>
          <table:table-cell table:style-name="ce3" office:value-type="string" calcext:value-type="string">
            <text:p>Espérance de vie des hommes à la naissance</text:p>
          </table:table-cell>
          <table:table-cell table:style-name="ce3" office:value-type="string" calcext:value-type="string">
            <text:p>Insee, État civil, estimations de population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Décès - Mortalité - Espérance de vie</text:p>
          </table:table-cell>
          <table:table-cell table:style-name="ce3" office:value-type="string" calcext:value-type="string">
            <text:p>Espérance de vie des femmes à 60 ans</text:p>
          </table:table-cell>
          <table:table-cell table:style-name="ce3" office:value-type="string" calcext:value-type="string">
            <text:p>Insee, État civil, estimations de population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Décès - Mortalité - Espérance de vie</text:p>
          </table:table-cell>
          <table:table-cell table:style-name="ce3" office:value-type="string" calcext:value-type="string">
            <text:p>Espérance de vie des hommes à 60 ans</text:p>
          </table:table-cell>
          <table:table-cell table:style-name="ce3" office:value-type="string" calcext:value-type="string">
            <text:p>Insee, État civil, estimations de population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Décès - Mortalité - Espérance de vie</text:p>
          </table:table-cell>
          <table:table-cell table:style-name="ce3" office:value-type="string" calcext:value-type="string">
            <text:p>Taux brut de mortalité</text:p>
          </table:table-cell>
          <table:table-cell table:style-name="ce3" office:value-type="string" calcext:value-type="string">
            <text:p>Insee, État civil, estimations de population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Décès - Mortalité - Espérance de vie</text:p>
          </table:table-cell>
          <table:table-cell table:style-name="ce3" office:value-type="string" calcext:value-type="string">
            <text:p>Taux de mortalité standardisé des 0 à 64 ans</text:p>
          </table:table-cell>
          <table:table-cell table:style-name="ce3" office:value-type="string" calcext:value-type="string">
            <text:p>Insee, État civil, estimations de population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Décès - Mortalité - Espérance de vie</text:p>
          </table:table-cell>
          <table:table-cell table:style-name="ce3" office:value-type="string" calcext:value-type="string">
            <text:p>Taux de mortalité standardisé des 65 ans ou plus</text:p>
          </table:table-cell>
          <table:table-cell table:style-name="ce3" office:value-type="string" calcext:value-type="string">
            <text:p>Insee, État civil, estimations de population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Décès - Mortalité - Espérance de vie</text:p>
          </table:table-cell>
          <table:table-cell table:style-name="ce3" office:value-type="string" calcext:value-type="string">
            <text:p>Taux de mortalité infantile</text:p>
          </table:table-cell>
          <table:table-cell table:style-name="ce3" office:value-type="string" calcext:value-type="string">
            <text:p>Insee, État civil, estimations de population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18-20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Nombre de ménages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, 1999, 1990, 1982, 1975, 19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opulation des ménages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, 1999, 1990, 1982, 1975, 19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Taille moyenne des ménages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, 1999, 1990, 1982, 1975, 19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Répartition des ménages selon leur composition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Nombre de ménages d'une personne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art des ménages d'une personne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Nombre de familles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Nombre de familles monoparentales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art des familles monoparentales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art des familles sans enfant de moins de 25 ans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art des familles avec 1 enfant de moins de 25 ans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art des familles avec 2 enfants de moins de 25 ans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art des familles avec 3 enfants ou plus de moins de 25 ans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Nombre de familles selon le nombre d'enfants de moins de 25 ans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Nombre de personnes de 15 ans ou plu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art des personnes de 15 ans ou plus mariée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art des personnes de 15 ans ou plus pacsée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art des pers. de 15 ans ou + en concubinage ou union libre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art des pers. de 15 ans ou + veuf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art des pers. de 15 ans ou + divorcée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Part des pers. de 15 ans ou + célibataire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Nombre de mariages selon le lieu d'enregistrement</text:p>
          </table:table-cell>
          <table:table-cell table:style-name="ce3" office:value-type="string" calcext:value-type="string">
            <text:p>Insee, Etat Civil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Nombre de Pacs conclus</text:p>
          </table:table-cell>
          <table:table-cell table:style-name="ce3" office:value-type="string" calcext:value-type="string">
            <text:p>Ministère de la Justice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16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Nombre de divorces</text:p>
          </table:table-cell>
          <table:table-cell table:style-name="ce3" office:value-type="string" calcext:value-type="string">
            <text:p>Ministère de la Justice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16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Couples - Familles - Ménages</text:p>
          </table:table-cell>
          <table:table-cell table:style-name="ce3" office:value-type="string" calcext:value-type="string">
            <text:p>Taux de nuptialité</text:p>
          </table:table-cell>
          <table:table-cell table:style-name="ce3" office:value-type="string" calcext:value-type="string">
            <text:p>Insee, statistiques de l'état civil, estimations de population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16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Nombre de ménages fiscaux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Part des ménages fiscaux imposés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Part des revenus d'activité dans le revenu disponibl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Part des salaires et traitements hors chômage dans le revenu disponibl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Part des indemnités de chômage dans le revenu disponibl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Part des revenus des activités non salariées dans le revenu disponibl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Part des pensions, retraites et rentes dans le revenu disponibl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Part des revenus du patrimoine et des autres revenus dans le revenu disponibl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Part des prestations sociales (hors indemnités de chômage) dans le revenu disponibl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Part des prestations familiales dans le revenu disponibl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Part des minima sociaux dans le revenu disponibl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Part des prestations logement dans le revenu disponibl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Part des impôts dans le revenu disponibl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1er décile du niveau de vi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Revenus - Niveaux de vie - Pouvoir d'achat</text:p>
          </table:table-cell>
          <table:table-cell table:style-name="ce3" office:value-type="string" calcext:value-type="string">
            <text:p>9e décile du niveau de vi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Pauvreté - Précarité</text:p>
          </table:table-cell>
          <table:table-cell table:style-name="ce3" office:value-type="string" calcext:value-type="string">
            <text:p>Taux de pauvreté des ménages locataires de leur logement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Pauvreté - Précarité</text:p>
          </table:table-cell>
          <table:table-cell table:style-name="ce3" office:value-type="string" calcext:value-type="string">
            <text:p>Taux de pauvreté des familles monoparentales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ciété - Vie sociale - Élections</text:p>
          </table:table-cell>
          <table:table-cell table:style-name="ce3" office:value-type="string" calcext:value-type="string">
            <text:p>Électeurs inscrits sur liste principale</text:p>
          </table:table-cell>
          <table:table-cell table:style-name="ce3" office:value-type="string" calcext:value-type="string">
            <text:p>Insee, répertoire électoral uniqu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2, 2021, 2020, 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Société - Vie sociale - Élections</text:p>
          </table:table-cell>
          <table:table-cell table:style-name="ce3" office:value-type="string" calcext:value-type="string">
            <text:p>Nombre d'électeurs - liste principale</text:p>
          </table:table-cell>
          <table:table-cell table:style-name="ce3" office:value-type="string" calcext:value-type="string">
            <text:p>Insee, répertoire électoral unique, données au 09 mars 2022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Société - Vie sociale - Élections</text:p>
          </table:table-cell>
          <table:table-cell table:style-name="ce3" office:value-type="string" calcext:value-type="string">
            <text:p>Nombre d'électeurs - liste complémentaire</text:p>
          </table:table-cell>
          <table:table-cell table:style-name="ce3" office:value-type="string" calcext:value-type="string">
            <text:p>Insee, répertoire électoral unique, données au 09 mars 2022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Diplôme le plus élevé des 15 ans ou plus non scolarisé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Nombre de personnes non scolarisées de 15 ans ou plu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Part des non ou peu diplômés dans la population non scolarisée de 15 ans ou plu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Part des personnes, dont le diplôme le plus élevé est le bepc ou le brevet, dans la population non scolarisée de 15 ans ou +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Part des personnes, dont le diplôme le plus élevé est un CAP ou un BEP, dans la population non scolarisée de 15 ans ou plu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Part des personnes, dont le diplôme le plus élevé est le baccalauréat, dans la population non scolarisée de 15 ans ou plu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Part des diplômés d'un BAC+2 dans la pop. non scolarisée de 15 ans ou +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Part des diplômés d'un BAC+3 ou BAC+4 dans la pop. non scolarisée de 15 ans ou +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Part des diplômés d'un BAC+5 ou plus dans la pop. non scolarisée de 15 ans ou +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Nombre d'élèves du premier degré</text:p>
          </table:table-cell>
          <table:table-cell table:style-name="ce3" office:value-type="string" calcext:value-type="string">
            <text:p>Ministère en charge de l'Éducation nationale, DEPP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Nombre d'élèves du second degré</text:p>
          </table:table-cell>
          <table:table-cell table:style-name="ce3" office:value-type="string" calcext:value-type="string">
            <text:p>Ministère de l'Éducation nationale, DEPP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Part des élèves du privé parmi les élèves du premier degré</text:p>
          </table:table-cell>
          <table:table-cell table:style-name="ce3" office:value-type="string" calcext:value-type="string">
            <text:p>Ministère en charge de l'Éducation nationale, DEPP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Éducation - Formation - Compétences</text:p>
          </table:table-cell>
          <table:table-cell table:style-name="ce3" office:value-type="string" calcext:value-type="string">
            <text:p>Part des élèves du privé parmi les élèves du second degré</text:p>
          </table:table-cell>
          <table:table-cell table:style-name="ce3" office:value-type="string" calcext:value-type="string">
            <text:p>Ministère en charge de l'Éducation nationale, DEPP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Nombre de logements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, 1999, 1990, 1982, 1975, 19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Part des résidences principales (hors studio de 1 personne) suroccupées</text:p>
          </table:table-cell>
          <table:table-cell table:style-name="ce3" office:value-type="string" calcext:value-type="string">
            <text:p>Insee, Recensement de la population (RP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Nombre de résidences principales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, 1999, 1990, 1982, 1975, 19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Part des résidences principales dans le nombre total de logements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, 1999, 1990, 1982, 1975, 19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Part des résidences secondaires (y compris les logements occasionnels) dans le nombre total de logements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, 1999, 1990, 1982, 1975, 19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Part des logements vacants dans le nombre total de logements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, 1999, 1990, 1982, 1975, 19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Répartition des logements en 3 catégories</text:p>
          </table:table-cell>
          <table:table-cell table:style-name="ce3" office:value-type="string" calcext:value-type="string">
            <text:p>Insee, séries historiques du RP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, 1999, 1990, 1982, 1975, 19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Part des appartements dans le nombre total de logement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Part des maisons dans le nombre total de logement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Part des propriétaires dans les résidences principale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Part des locataires dans les résidences principale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Nombre de résidences principales HLM loué vide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Part des locataires HLM dans les résidences principale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gement</text:p>
          </table:table-cell>
          <table:table-cell table:style-name="ce3" office:value-type="string" calcext:value-type="string">
            <text:p>Part des résidences principales construite avant 1946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Coups et blessures volontaires sur personne de 15 ans ou plus (en nombre)</text:p>
          </table:table-cell>
          <table:table-cell table:style-name="ce3" office:value-type="string" calcext:value-type="string">
            <text:p>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Coups et blessures volontaires sur personne de 15 ans ou plus (taux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Coups et blessures volontaires dans le cadre familial sur personne de 15 ans ou plus (en nombre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Coups et blessures volontaires dans le cadre familial sur personne de 15 ans ou plus (taux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Coups et blessures volontaires hors cadre familial sur personne de 15 ans ou plus (en nombre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Coups et blessures volontaires hors cadre familial sur personne de 15 ans ou plus (taux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iolences sexuelles (en nombre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iolences sexuelles (taux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ols violents avec armes (en nombre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ols violents avec armes (taux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ols violents sans arme (en nombre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ols violents sans arme (taux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ols sans violence contre des personnes (en nombre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ols sans violence contre des personnes (taux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Cambriolages de logement (en nombre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Cambriolages de logement (taux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ols de véhicules (en nombre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ols de véhicules (taux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ols dans les véhicules (en nombre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ols dans les véhicules (taux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ols d'accessoires sur véhicules (en nombre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écurité - Justice</text:p>
          </table:table-cell>
          <table:table-cell table:style-name="ce3" office:value-type="string" calcext:value-type="string">
            <text:p>Vols d'accessoires sur véhicules (taux)</text:p>
          </table:table-cell>
          <table:table-cell table:style-name="ce3" office:value-type="string" calcext:value-type="string">
            <text:p>Service statistique ministériel de la sécurité intérieureService statistique ministériel de la sécurité intérieure - Base des crimes et délits enregistrés par la police et la gendarmerie</text:p>
          </table:table-cell>
          <table:table-cell table:style-name="ce3" office:value-type="string" calcext:value-type="string">
            <text:p>Commune, Département, Région</text:p>
          </table:table-cell>
          <table:table-cell table:style-name="ce3" office:value-type="string" calcext:value-type="string">
            <text:p>2021, 2020, 2019, 2018, 2017, 2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Nombre d'emplois au lieu de travail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Part des emplois salariés dans le nombre d’emplois au lieu de travail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Part des emplois non salariés dans le nombre d’emplois au lieu de travail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Part des agriculteurs exploitants dans le nombre d’emplois au lieu de travail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Part des artisans, commerçants, chefs d’entreprise dans le nombre d’emplois au lieu de travail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Part des cadres et professions intellectuelles supérieures dans le nombre d’emplois au lieu de travail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Part des professions intermédiaires dans le nombre d’emplois au lieu de travail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Part des employés dans le nombre d’emplois au lieu de travail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Part des ouvriers dans le nombre d’emplois au lieu de travail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Emplois au lieu de travail en 5 catégories (hors agriculteurs exploitants)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Nombre de personnes de 15 à 64 ans par tranches d'âge (3 classes)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Taux d'activité par tranches d'âge (3 classes)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Nombre de femmes de 15 à 64 ans par tranches d'âge (3 classes)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Taux d'activité des femmes par tranches d'âge (3 classes)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Nombre d'hommes de 15 à 64 ans par tranches d'âge (3 classes)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Taux d'activité des hommes par tranches d'âge (3 classes)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Effectifs de la fonction publique</text:p>
          </table:table-cell>
          <table:table-cell table:style-name="ce3" office:value-type="string" calcext:value-type="string">
            <text:p>Insee, Système d’Information sur les Agents des Services Publics (SIASP), données au 31 décembre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Emploi - Population active</text:p>
          </table:table-cell>
          <table:table-cell table:style-name="ce3" office:value-type="string" calcext:value-type="string">
            <text:p>Effectifs de la fonction publique par versant</text:p>
          </table:table-cell>
          <table:table-cell table:style-name="ce3" office:value-type="string" calcext:value-type="string">
            <text:p>Insee, Système d’Information sur les Agents des Services Publics (SIASP), données au 31 décembre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Chômage</text:p>
          </table:table-cell>
          <table:table-cell table:style-name="ce3" office:value-type="string" calcext:value-type="string">
            <text:p>Taux de chômage trimestriel</text:p>
          </table:table-cell>
          <table:table-cell table:style-name="ce3" office:value-type="string" calcext:value-type="string">
            <text:p>Insee, taux de chômage localisés et taux de chômage au sens du BIT</text:p>
          </table:table-cell>
          <table:table-cell table:style-name="ce3" office:value-type="string" calcext:value-type="string">
            <text:p>Département, Région, Zone d'emploi 2020</text:p>
          </table:table-cell>
          <table:table-cell table:style-name="ce3" office:value-type="string" calcext:value-type="string">
            <text:p>2022-T2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Chômage</text:p>
          </table:table-cell>
          <table:table-cell table:style-name="ce3" office:value-type="string" calcext:value-type="string">
            <text:p>Taux de chômage annuel moyen</text:p>
          </table:table-cell>
          <table:table-cell table:style-name="ce3" office:value-type="string" calcext:value-type="string">
            <text:p>Insee, taux de chômage localisés, enquête emploi DOM</text:p>
          </table:table-cell>
          <table:table-cell table:style-name="ce3" office:value-type="string" calcext:value-type="string">
            <text:p>Département, Région, Zone d'emploi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Chômage</text:p>
          </table:table-cell>
          <table:table-cell table:style-name="ce3" office:value-type="string" calcext:value-type="string">
            <text:p>Taux de chômage annuel moyen des femmes</text:p>
          </table:table-cell>
          <table:table-cell table:style-name="ce3" office:value-type="string" calcext:value-type="string">
            <text:p>Insee, taux de chômage localisés, enquête emploi DOM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Chômage</text:p>
          </table:table-cell>
          <table:table-cell table:style-name="ce3" office:value-type="string" calcext:value-type="string">
            <text:p>Taux de chômage annuel moyen des hommes</text:p>
          </table:table-cell>
          <table:table-cell table:style-name="ce3" office:value-type="string" calcext:value-type="string">
            <text:p>Insee, taux de chômage localisés, enquête emploi DOM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Chômage</text:p>
          </table:table-cell>
          <table:table-cell table:style-name="ce3" office:value-type="string" calcext:value-type="string">
            <text:p>Taux de chômage annuel moyen des 15 à 24 ans</text:p>
          </table:table-cell>
          <table:table-cell table:style-name="ce3" office:value-type="string" calcext:value-type="string">
            <text:p>Insee, taux de chômage localisés, enquête emploi DOM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Chômage</text:p>
          </table:table-cell>
          <table:table-cell table:style-name="ce3" office:value-type="string" calcext:value-type="string">
            <text:p>Taux de chômage annuel moyen des 25 à 49 ans</text:p>
          </table:table-cell>
          <table:table-cell table:style-name="ce3" office:value-type="string" calcext:value-type="string">
            <text:p>Insee, taux de chômage localisés, enquête emploi DOM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Chômage</text:p>
          </table:table-cell>
          <table:table-cell table:style-name="ce3" office:value-type="string" calcext:value-type="string">
            <text:p>Taux de chômage annuel moyen des 50 ans ou plus</text:p>
          </table:table-cell>
          <table:table-cell table:style-name="ce3" office:value-type="string" calcext:value-type="string">
            <text:p>Insee, taux de chômage localisés, enquête emploi DOM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Salaires et revenus d'activité</text:p>
          </table:table-cell>
          <table:table-cell table:style-name="ce3" office:value-type="string" calcext:value-type="string">
            <text:p>Salaire net horaire moyen</text:p>
          </table:table-cell>
          <table:table-cell table:style-name="ce3" office:value-type="string" calcext:value-type="string">
            <text:p>Insee, Bases Tous salariés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Salaires et revenus d'activité</text:p>
          </table:table-cell>
          <table:table-cell table:style-name="ce3" office:value-type="string" calcext:value-type="string">
            <text:p>Salaire net horaire moyen des personnes de 18 à 25 ans</text:p>
          </table:table-cell>
          <table:table-cell table:style-name="ce3" office:value-type="string" calcext:value-type="string">
            <text:p>Insee, Bases Tous salariés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Salaires et revenus d'activité</text:p>
          </table:table-cell>
          <table:table-cell table:style-name="ce3" office:value-type="string" calcext:value-type="string">
            <text:p>Salaire net horaire moyen des personnes de 26 à 50 ans</text:p>
          </table:table-cell>
          <table:table-cell table:style-name="ce3" office:value-type="string" calcext:value-type="string">
            <text:p>Insee, Bases Tous salariés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Salaires et revenus d'activité</text:p>
          </table:table-cell>
          <table:table-cell table:style-name="ce3" office:value-type="string" calcext:value-type="string">
            <text:p>Salaire net horaire moyen des personnes de 51 ans ou plus</text:p>
          </table:table-cell>
          <table:table-cell table:style-name="ce3" office:value-type="string" calcext:value-type="string">
            <text:p>Insee, Bases Tous salariés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Salaires et revenus d'activité</text:p>
          </table:table-cell>
          <table:table-cell table:style-name="ce3" office:value-type="string" calcext:value-type="string">
            <text:p>Salaire net horaire moyen des femmes</text:p>
          </table:table-cell>
          <table:table-cell table:style-name="ce3" office:value-type="string" calcext:value-type="string">
            <text:p>Insee, Bases Tous salariés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Salaires et revenus d'activité</text:p>
          </table:table-cell>
          <table:table-cell table:style-name="ce3" office:value-type="string" calcext:value-type="string">
            <text:p>Salaire net horaire moyen des hommes</text:p>
          </table:table-cell>
          <table:table-cell table:style-name="ce3" office:value-type="string" calcext:value-type="string">
            <text:p>Insee, Bases Tous salariés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Salaires et revenus d'activité</text:p>
          </table:table-cell>
          <table:table-cell table:style-name="ce3" office:value-type="string" calcext:value-type="string">
            <text:p>Salaire net horaire moyen des cadres, professions intellectuellles supérieures et des chefs d'entreprises salariés</text:p>
          </table:table-cell>
          <table:table-cell table:style-name="ce3" office:value-type="string" calcext:value-type="string">
            <text:p>Insee, Bases Tous salariés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Salaires et revenus d'activité</text:p>
          </table:table-cell>
          <table:table-cell table:style-name="ce3" office:value-type="string" calcext:value-type="string">
            <text:p>Salaire net horaire moyen des professions intermédiaires</text:p>
          </table:table-cell>
          <table:table-cell table:style-name="ce3" office:value-type="string" calcext:value-type="string">
            <text:p>Insee, Bases Tous salariés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Salaires et revenus d'activité</text:p>
          </table:table-cell>
          <table:table-cell table:style-name="ce3" office:value-type="string" calcext:value-type="string">
            <text:p>Salaire net horaire moyen des employés</text:p>
          </table:table-cell>
          <table:table-cell table:style-name="ce3" office:value-type="string" calcext:value-type="string">
            <text:p>Insee, Bases Tous salariés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Salaires et revenus d'activité</text:p>
          </table:table-cell>
          <table:table-cell table:style-name="ce3" office:value-type="string" calcext:value-type="string">
            <text:p>Salaire net hor. moy. des ouvriers</text:p>
          </table:table-cell>
          <table:table-cell table:style-name="ce3" office:value-type="string" calcext:value-type="string">
            <text:p>Insee, Bases Tous salariés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Unités légales (en nombre)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Unités légales dans industrie manufacturière, industries extractives et autres (en nombre)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Unités légales dans construction (en nombre)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Unités légales dans commerce de gros et de détail, transports, hébergement et restauration (en nombre)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Unités légales dans information et communication (en nombre)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Unités légales dans activités financières et d'assurance (en nombre)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Unités légales dans activités immobilières (en nombre)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Unités légales dans activités spécialisées, scientifiques et techniques et activités de services administratifs et de soutien (en nombre)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Unités légales dans administration publique, enseignement, santé humaine et action sociale (en nombre)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Unités légales dans dans autres activités de services (en nombre)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Unités légales en 5 secteurs (en nombre)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Créations d'entreprises (en nombre)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Part de l'industrie dans les créations d'entreprises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Part de la construction dans les créations d'entreprises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Part du commerce, transports, hébergement et restauration dans les créations d'entreprises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Part de l'information et la communication dans les créations d'entreprises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Part des <text:s/>activités financières et d'assurance dans les créations d'entreprises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Part des activités immobilières dans les créations d'entreprises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Part activités spécialisées, scientifiques et techniques, de services administratifs et de soutien dans les créations d'ent.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Part de l'administration publique, enseignement, santé humaine et action sociale dans les créations d'entreprises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Part des autres activités de services dans les créations d'entreprises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mographie et créations des entreprises</text:p>
          </table:table-cell>
          <table:table-cell table:style-name="ce3" office:value-type="string" calcext:value-type="string">
            <text:p>Création d'entreprises en 5 secteurs</text:p>
          </table:table-cell>
          <table:table-cell table:style-name="ce3" office:value-type="string" calcext:value-type="string">
            <text:p>Insee, Répertoire des entreprises et des établissements (RE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actéristiques des entreprises</text:p>
          </table:table-cell>
          <table:table-cell table:style-name="ce3" office:value-type="string" calcext:value-type="string">
            <text:p>Nombre d’établissements actifs employeurs au 31/12</text:p>
          </table:table-cell>
          <table:table-cell table:style-name="ce3" office:value-type="string" calcext:value-type="string">
            <text:p>Insee, Fichier LOcalisé des Rémunérations et de l'Emploi Salarié (Flores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actéristiques des entreprises</text:p>
          </table:table-cell>
          <table:table-cell table:style-name="ce3" office:value-type="string" calcext:value-type="string">
            <text:p>Part des établissements sans salarié dans les établissements actifs employeurs au 31/12</text:p>
          </table:table-cell>
          <table:table-cell table:style-name="ce3" office:value-type="string" calcext:value-type="string">
            <text:p>Insee, Fichier LOcalisé des Rémunérations et de l'Emploi Salarié (Flores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actéristiques des entreprises</text:p>
          </table:table-cell>
          <table:table-cell table:style-name="ce3" office:value-type="string" calcext:value-type="string">
            <text:p>Part des établissements de 1 à 9 salariés dans les établissements actifs employeurs au 31/12</text:p>
          </table:table-cell>
          <table:table-cell table:style-name="ce3" office:value-type="string" calcext:value-type="string">
            <text:p>Insee, Fichier LOcalisé des Rémunérations et de l'Emploi Salarié (Flores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actéristiques des entreprises</text:p>
          </table:table-cell>
          <table:table-cell table:style-name="ce3" office:value-type="string" calcext:value-type="string">
            <text:p>Part des établissements de 10 salariés ou plus dans les établissements actifs employeurs au 31/12</text:p>
          </table:table-cell>
          <table:table-cell table:style-name="ce3" office:value-type="string" calcext:value-type="string">
            <text:p>Insee, Fichier LOcalisé des Rémunérations et de l'Emploi Salarié (Flores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actéristiques des entreprises</text:p>
          </table:table-cell>
          <table:table-cell table:style-name="ce3" office:value-type="string" calcext:value-type="string">
            <text:p>Nombre de postes des établissements actifs employeurs au 31/12</text:p>
          </table:table-cell>
          <table:table-cell table:style-name="ce3" office:value-type="string" calcext:value-type="string">
            <text:p>Insee, Fichier LOcalisé des Rémunérations et de l'Emploi Salarié (Flores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actéristiques des entreprises</text:p>
          </table:table-cell>
          <table:table-cell table:style-name="ce3" office:value-type="string" calcext:value-type="string">
            <text:p>Part des postes de l'agriculture, sylviculture, pêche dans les établissements actifs employeurs au 31/12</text:p>
          </table:table-cell>
          <table:table-cell table:style-name="ce3" office:value-type="string" calcext:value-type="string">
            <text:p>Insee, Fichier LOcalisé des Rémunérations et de l'Emploi Salarié (Flores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actéristiques des entreprises</text:p>
          </table:table-cell>
          <table:table-cell table:style-name="ce3" office:value-type="string" calcext:value-type="string">
            <text:p>Part des postes de l'industrie dans les établissements actifs employeurs au 31/12</text:p>
          </table:table-cell>
          <table:table-cell table:style-name="ce3" office:value-type="string" calcext:value-type="string">
            <text:p>Insee, Fichier LOcalisé des Rémunérations et de l'Emploi Salarié (Flores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actéristiques des entreprises</text:p>
          </table:table-cell>
          <table:table-cell table:style-name="ce3" office:value-type="string" calcext:value-type="string">
            <text:p>Part des postes de la construction dans les établissements actifs employeurs au 31/12</text:p>
          </table:table-cell>
          <table:table-cell table:style-name="ce3" office:value-type="string" calcext:value-type="string">
            <text:p>Insee, Fichier LOcalisé des Rémunérations et de l'Emploi Salarié (Flores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actéristiques des entreprises</text:p>
          </table:table-cell>
          <table:table-cell table:style-name="ce3" office:value-type="string" calcext:value-type="string">
            <text:p>Part des postes du commerce, transport et services marchands dans les établissements actifs employeurs au 31/12</text:p>
          </table:table-cell>
          <table:table-cell table:style-name="ce3" office:value-type="string" calcext:value-type="string">
            <text:p>Insee, Fichier LOcalisé des Rémunérations et de l'Emploi Salarié (Flores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actéristiques des entreprises</text:p>
          </table:table-cell>
          <table:table-cell table:style-name="ce3" office:value-type="string" calcext:value-type="string">
            <text:p>Part des postes de l'administration publique, enseignement, santé et action sociale dans les établissements actifs employeurs au 31/12</text:p>
          </table:table-cell>
          <table:table-cell table:style-name="ce3" office:value-type="string" calcext:value-type="string">
            <text:p>Insee, Fichier LOcalisé des Rémunérations et de l'Emploi Salarié (Flores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urisme</text:p>
          </table:table-cell>
          <table:table-cell table:style-name="ce3" office:value-type="string" calcext:value-type="string">
            <text:p>Nombre d'hôtels</text:p>
          </table:table-cell>
          <table:table-cell table:style-name="ce3" office:value-type="string" calcext:value-type="string">
            <text:p>Insee, partenaires territoriaux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urisme</text:p>
          </table:table-cell>
          <table:table-cell table:style-name="ce3" office:value-type="string" calcext:value-type="string">
            <text:p>Nombre de chambres dans les hôtels</text:p>
          </table:table-cell>
          <table:table-cell table:style-name="ce3" office:value-type="string" calcext:value-type="string">
            <text:p>Insee, partenaires territoriaux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urisme</text:p>
          </table:table-cell>
          <table:table-cell table:style-name="ce3" office:value-type="string" calcext:value-type="string">
            <text:p>Nombre de chambres d'hôtels par étoile</text:p>
          </table:table-cell>
          <table:table-cell table:style-name="ce3" office:value-type="string" calcext:value-type="string">
            <text:p>Insee, partenaires territoriaux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urisme</text:p>
          </table:table-cell>
          <table:table-cell table:style-name="ce3" office:value-type="string" calcext:value-type="string">
            <text:p>Nombre de terrains de camping</text:p>
          </table:table-cell>
          <table:table-cell table:style-name="ce3" office:value-type="string" calcext:value-type="string">
            <text:p>Insee, partenaires territoriaux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urisme</text:p>
          </table:table-cell>
          <table:table-cell table:style-name="ce3" office:value-type="string" calcext:value-type="string">
            <text:p>Nombre d'emplacements de camping</text:p>
          </table:table-cell>
          <table:table-cell table:style-name="ce3" office:value-type="string" calcext:value-type="string">
            <text:p>Insee, partenaires territoriaux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urisme</text:p>
          </table:table-cell>
          <table:table-cell table:style-name="ce3" office:value-type="string" calcext:value-type="string">
            <text:p>Nombre d'emplacements de camping par étoile</text:p>
          </table:table-cell>
          <table:table-cell table:style-name="ce3" office:value-type="string" calcext:value-type="string">
            <text:p>Insee, partenaires territoriaux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urisme</text:p>
          </table:table-cell>
          <table:table-cell table:style-name="ce3" office:value-type="string" calcext:value-type="string">
            <text:p>Nombre d'autres hébergements collectifs de tourisme</text:p>
          </table:table-cell>
          <table:table-cell table:style-name="ce3" office:value-type="string" calcext:value-type="string">
            <text:p>Insee, partenaires territoriaux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Tourisme</text:p>
          </table:table-cell>
          <table:table-cell table:style-name="ce3" office:value-type="string" calcext:value-type="string">
            <text:p>Nombre de nuitées dans les campings</text:p>
          </table:table-cell>
          <table:table-cell table:style-name="ce3" office:value-type="string" calcext:value-type="string">
            <text:p>Insee, partenaires territoriaux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Tourisme</text:p>
          </table:table-cell>
          <table:table-cell table:style-name="ce3" office:value-type="string" calcext:value-type="string">
            <text:p>Nombre de nuitées dans les hôtels de tourisme</text:p>
          </table:table-cell>
          <table:table-cell table:style-name="ce3" office:value-type="string" calcext:value-type="string">
            <text:p>Insee, partenaires territoriaux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Établissements scolaires du premier et second degré (localisation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Région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Commerce Alimentaire (localisation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Réseau de proximité Pôle emploi et antennes Pôle emploi au sein des implantations France Services (localisation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Département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Police - Gendarmeri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Réseau de proximité Pôle emploi et antennes Pôle emploi au sein des Implantations France Services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Implantations France Services (IFS)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Banques et caisse d'épargn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Bureau de poste, relais postal, agence postal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Hypermarché - Supermarché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Supérette - Épiceri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Boulangeri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Boucherie charcuteri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Poissonneri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École maternelle et regroupement pédagogique intercommunal (RPI) dispersé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École élémentaire et regroupement pédagogique intercommunal (RPI) dispersé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Collèg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Lycée d'enseignement général et/ou technologique ou professionnel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Service d'urgences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Médecin généralist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Chirurgien dentist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Infirmier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Masseur kinésithérapeut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Pharmaci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Hébergement des personnes âgées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Crèche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Hébergement enfants handicapés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Équipements et services à la population</text:p>
          </table:table-cell>
          <table:table-cell table:style-name="ce3" office:value-type="string" calcext:value-type="string">
            <text:p>Hébergement adultes handicapés (en nombre)</text:p>
          </table:table-cell>
          <table:table-cell table:style-name="ce3" office:value-type="string" calcext:value-type="string">
            <text:p>Insee, Base permanente des équipements (Bpe)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bilités - Déplacements</text:p>
          </table:table-cell>
          <table:table-cell table:style-name="ce3" office:value-type="string" calcext:value-type="string">
            <text:p>Flux de migration résidentielle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bilités - Déplacements</text:p>
          </table:table-cell>
          <table:table-cell table:style-name="ce3" office:value-type="string" calcext:value-type="string">
            <text:p>Flux domicile - lieu de travail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bilités - Déplacements</text:p>
          </table:table-cell>
          <table:table-cell table:style-name="ce3" office:value-type="string" calcext:value-type="string">
            <text:p>Flux domicile - lieu d'étude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bilités - Déplacements</text:p>
          </table:table-cell>
          <table:table-cell table:style-name="ce3" office:value-type="string" calcext:value-type="string">
            <text:p>Flux principal de migration résidentielle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bilités - Déplacements</text:p>
          </table:table-cell>
          <table:table-cell table:style-name="ce3" office:value-type="string" calcext:value-type="string">
            <text:p>Flux principal domicile - lieu de travail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bilités - Déplacements</text:p>
          </table:table-cell>
          <table:table-cell table:style-name="ce3" office:value-type="string" calcext:value-type="string">
            <text:p>Flux principal domicile - lieu d'étude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bilités - Déplacements</text:p>
          </table:table-cell>
          <table:table-cell table:style-name="ce3" office:value-type="string" calcext:value-type="string">
            <text:p>Répartition des actifs occupés de 15 ans et plus selon le moyen de transport utilisé pour se rendre au travail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bilités - Déplacements</text:p>
          </table:table-cell>
          <table:table-cell table:style-name="ce3" office:value-type="string" calcext:value-type="string">
            <text:p>Part des ménages ayant au moins 1 voiture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, 2013, 2008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1 à 5, Pauvreté - Précarité</text:p>
          </table:table-cell>
          <table:table-cell table:style-name="ce3" office:value-type="string" calcext:value-type="string">
            <text:p>Taux de pauvreté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1 à 5, Pauvreté - Précarité</text:p>
          </table:table-cell>
          <table:table-cell table:style-name="ce3" office:value-type="string" calcext:value-type="string">
            <text:p>Taux de pauvreté des ménages dont le référent fiscal a moins de 30 ans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1 à 5, Pauvreté - Précarité</text:p>
          </table:table-cell>
          <table:table-cell table:style-name="ce3" office:value-type="string" calcext:value-type="string">
            <text:p>Taux de pauvreté des ménages dont le référent fiscal a de 30 à 39 ans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1 à 5, Pauvreté - Précarité</text:p>
          </table:table-cell>
          <table:table-cell table:style-name="ce3" office:value-type="string" calcext:value-type="string">
            <text:p>Taux de pauvreté des ménages dont le référent fiscal a de 40 à 49 ans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1 à 5, Pauvreté - Précarité</text:p>
          </table:table-cell>
          <table:table-cell table:style-name="ce3" office:value-type="string" calcext:value-type="string">
            <text:p>Taux de pauvreté des ménages dont le référent fiscal a de 50 à 59 ans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1 à 5, Pauvreté - Précarité</text:p>
          </table:table-cell>
          <table:table-cell table:style-name="ce3" office:value-type="string" calcext:value-type="string">
            <text:p>Taux de pauvreté des ménages dont le référent fiscal a de 60 à 74 ans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1 à 5, Pauvreté - Précarité</text:p>
          </table:table-cell>
          <table:table-cell table:style-name="ce3" office:value-type="string" calcext:value-type="string">
            <text:p>Taux de pauvreté des ménages dont le référent fiscal a 75 ans ou plus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1 à 5</text:p>
          </table:table-cell>
          <table:table-cell table:style-name="ce3" office:value-type="string" calcext:value-type="string">
            <text:p>Part des surfaces en agriculture biologique</text:p>
          </table:table-cell>
          <table:table-cell table:style-name="ce3" office:value-type="string" calcext:value-type="string">
            <text:p>Ministère en charge de l'agriculture, Service de la statistique et de la prospective (SSP), Agreste, Statistique agricole annuelle, Agence Bio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0, 2019, 2018, 2017, 2016, 2015, 2014, 2013, 2012, 2011, 2010, 2009, 2008, 2007, 2006, 2005, 2004, 2003, 2002, 2001, 200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1 à 5</text:p>
          </table:table-cell>
          <table:table-cell table:style-name="ce3" office:value-type="string" calcext:value-type="string">
            <text:p>Part des personnes de 75 ans ou plus bénéficiant de l'Aide Personnalisé d'Autonomie, 2019</text:p>
          </table:table-cell>
          <table:table-cell table:style-name="ce3" office:value-type="string" calcext:value-type="string">
            <text:p>Drees - enquêtes Aide Sociale ; Insee - estimations de population</text:p>
          </table:table-cell>
          <table:table-cell table:style-name="ce3" office:value-type="string" calcext:value-type="string">
            <text:p>Département, Régio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Objectifs 1 à 5</text:p>
          </table:table-cell>
          <table:table-cell table:style-name="ce3" office:value-type="string" calcext:value-type="string">
            <text:p>Part des non diplômés chez les 20-24 ans sortis des études, 2018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/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1 à 5</text:p>
          </table:table-cell>
          <table:table-cell table:style-name="ce3" office:value-type="string" calcext:value-type="string">
            <text:p>Écart salaire net horaire moyen des femmes par rapport aux hommes selon la catégorie socioprofessionnelle</text:p>
          </table:table-cell>
          <table:table-cell table:style-name="ce3" office:value-type="string" calcext:value-type="string">
            <text:p>Insee, Bases Tous salariés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bjectifs 6 à 10</text:p>
          </table:table-cell>
          <table:table-cell table:style-name="ce3" office:value-type="string" calcext:value-type="string">
            <text:p>Taux d'emploi des femmes de 25-54 an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8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bjectifs 6 à 10</text:p>
          </table:table-cell>
          <table:table-cell table:style-name="ce3" office:value-type="string" calcext:value-type="string">
            <text:p>Taux d'emploi des hommes de 25-54 an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8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bjectifs 6 à 10</text:p>
          </table:table-cell>
          <table:table-cell table:style-name="ce3" office:value-type="string" calcext:value-type="string">
            <text:p>Part des jeunes non insérés</text:p>
          </table:table-cell>
          <table:table-cell table:style-name="ce3" office:value-type="string" calcext:value-type="string">
            <text:p>Insee, Recensement de la population (RP), exploitation principal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8, 2013, 2008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6 à 10</text:p>
          </table:table-cell>
          <table:table-cell table:style-name="ce3" office:value-type="string" calcext:value-type="string">
            <text:p>Part des demandeurs d'emploi de longue durée parmi les demandeurs d'emploi de catégorie ABC</text:p>
          </table:table-cell>
          <table:table-cell table:style-name="ce3" office:value-type="string" calcext:value-type="string">
            <text:p>Pôle emploi-Dares, STMT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0, 2019, 2018, 2017, 2016, 2015, 2014, 2013, 2012, 2011, 2010, 2009, 2008, 2007, 2006, 2005, 2004, 2003, 2002, 2001, 2000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6 à 10</text:p>
          </table:table-cell>
          <table:table-cell table:style-name="ce3" office:value-type="string" calcext:value-type="string">
            <text:p>Part des véhicules crit’air 1 ou électriques dans l’ensemble du parc</text:p>
          </table:table-cell>
          <table:table-cell table:style-name="ce3" office:value-type="string" calcext:value-type="string">
            <text:p>SDES d'après fichier central des automobiles</text:p>
          </table:table-cell>
          <table:table-cell table:style-name="ce3" office:value-type="string" calcext:value-type="string">
            <text:p>Département, Région</text:p>
          </table:table-cell>
          <table:table-cell table:style-name="ce3" office:value-type="string" calcext:value-type="string">
            <text:p>2021, 2020, 2019, 2018, 2017, 2016, 2015, 2014, 2013, 2012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6 à 10, Revenus - Niveaux de vie - Pouvoir d'achat</text:p>
          </table:table-cell>
          <table:table-cell table:style-name="ce3" office:value-type="string" calcext:value-type="string">
            <text:p>Rapport interdécile du niveau de vie (9e déc./1er déc.)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6 à 10, Revenus - Niveaux de vie - Pouvoir d'achat</text:p>
          </table:table-cell>
          <table:table-cell table:style-name="ce3" office:value-type="string" calcext:value-type="string">
            <text:p>Médiane du niveau de vie</text:p>
          </table:table-cell>
          <table:table-cell table:style-name="ce3" office:value-type="string" calcext:value-type="string">
            <text:p>Insee, Fichier localisé social et fiscal (Filosofi) et Enquête 'Budget de Famille 2017 (extension DOM)' pour la Guadeloupe, la Guyane et Mayotte</text:p>
          </table:table-cell>
          <table:table-cell table:style-name="ce3" office:value-type="string" calcext:value-type="string">
            <text:p>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bjectifs 11 à 15</text:p>
          </table:table-cell>
          <table:table-cell table:style-name="ce3" office:value-type="string" calcext:value-type="string">
            <text:p>Taux d'artificialisation des sols, 2018</text:p>
          </table:table-cell>
          <table:table-cell table:style-name="ce3" office:value-type="string" calcext:value-type="string">
            <text:p>Union européenne - Ministère de la transition écologique - CORINE Land Cover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Objectifs 11 à 15</text:p>
          </table:table-cell>
          <table:table-cell table:style-name="ce3" office:value-type="string" calcext:value-type="string">
            <text:p>Part des logements en situation de sur-occupation</text:p>
          </table:table-cell>
          <table:table-cell table:style-name="ce3" office:value-type="string" calcext:value-type="string">
            <text:p>Insee, Recensement de la population (RP), exploitation complémentaire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 office:value-type="string" calcext:value-type="string">
            <text:p>2018, 2013, 2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bjectifs 11 à 15</text:p>
          </table:table-cell>
          <table:table-cell table:style-name="ce3" office:value-type="string" calcext:value-type="string">
            <text:p>Part de la population éloignée des équipements intermédiaires, 2020</text:p>
          </table:table-cell>
          <table:table-cell table:style-name="ce3" office:value-type="string" calcext:value-type="string">
            <text:p>Insee, Recensement de la population (RP) ; Base permanente des équipements (BPE) ; distancier Metric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Objectifs 11 à 15</text:p>
          </table:table-cell>
          <table:table-cell table:style-name="ce3" office:value-type="string" calcext:value-type="string">
            <text:p>Part de la population éloignée des équipements de proximité (plus de 7 min), 2020</text:p>
          </table:table-cell>
          <table:table-cell table:style-name="ce3" office:value-type="string" calcext:value-type="string">
            <text:p>Insee, Recensement de la population (RP) ; Base permanente des équipements (BPE) ; distancier Metric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Objectifs 11 à 15</text:p>
          </table:table-cell>
          <table:table-cell table:style-name="ce3" office:value-type="string" calcext:value-type="string">
            <text:p>Part de la population éloignée des équipements supérieurs, 2020</text:p>
          </table:table-cell>
          <table:table-cell table:style-name="ce3" office:value-type="string" calcext:value-type="string">
            <text:p>Insee, Recensement de la population (RP) ; Base permanente des équipements (BPE) ; distancier Metric</text:p>
          </table:table-cell>
          <table:table-cell table:style-name="ce3" office:value-type="string" calcext:value-type="string">
            <text:p>Commune, Arrondissement, Intercommunalité, Département, Région, Zone d'emploi 2020, Unité urbaine 2020, Aire d'attraction des villes 2020</text:p>
          </table:table-cell>
          <table:table-cell table:style-name="ce3"/>
          <table:table-cell table:number-columns-repeated="1019"/>
        </table:table-row>
        <table:table-row table:style-name="ro1" table:visibility="filter">
          <table:table-cell table:style-name="ce3" office:value-type="string" calcext:value-type="string">
            <text:p>Objectifs 11 à 15</text:p>
          </table:table-cell>
          <table:table-cell table:style-name="ce3" office:value-type="string" calcext:value-type="string">
            <text:p>Taux de valorisation matière et organique des déchets ménagers et assimilés, 2017</text:p>
          </table:table-cell>
          <table:table-cell table:style-name="ce3" office:value-type="string" calcext:value-type="string">
            <text:p>Agence de l'environnement et de la maîtrise de l'énergie (Ademe), enquête Collecte</text:p>
          </table:table-cell>
          <table:table-cell table:style-name="ce3" office:value-type="string" calcext:value-type="string">
            <text:p>Département, Région</text:p>
          </table:table-cell>
          <table:table-cell table:style-name="ce3"/>
          <table:table-cell table:number-columns-repeated="1019"/>
        </table:table-row>
        <table:table-row table:style-name="ro2" table:number-rows-repeated="104826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ndicateurs.$A$1" table:cell-range-address="$Indicateurs.$A$1:.$E$306"/>
          <table:named-range table:name="_xlnm._FilterDatabase_0" table:base-cell-address="$Indicateurs.$A$1" table:cell-range-address="$'Niveaux géographiques'.$A$1:.$E$13"/>
        </table:named-expressions>
      </table:table>
      <table:table table:name="Niveaux géographiques" table:style-name="ta2">
        <table:table-column table:style-name="co5" table:default-cell-style-name="ce5"/>
        <table:table-column table:style-name="co3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calcext:value-type="string">
            <text:p>Niveaux géographiques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Identifiant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Date du référentiel géo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av2020</text:p>
          </table:table-cell>
          <table:table-cell table:style-name="ce3" office:value-type="string" calcext:value-type="string">
            <text:p>Aires d'attraction des villes 2020</text:p>
          </table:table-cell>
          <table:table-cell table:style-name="ce3"/>
          <table:table-cell table:style-name="ce3" office:value-type="string" calcext:value-type="string">
            <text:p>Insee, Code officiel géographique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arr</text:p>
          </table:table-cell>
          <table:table-cell table:style-name="ce3" office:value-type="string" calcext:value-type="string">
            <text:p>Arrondissements</text:p>
          </table:table-cell>
          <table:table-cell table:style-name="ce3"/>
          <table:table-cell table:style-name="ce3" office:value-type="string" calcext:value-type="string">
            <text:p>Insee, Code officiel géographique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km</text:p>
          </table:table-cell>
          <table:table-cell table:style-name="ce3" office:value-type="string" calcext:value-type="string">
            <text:p>Carreaux 1km</text:p>
          </table:table-cell>
          <table:table-cell table:style-name="ce3"/>
          <table:table-cell table:style-name="ce3" office:value-type="string" calcext:value-type="string">
            <text:p>Insee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com_courant</text:p>
          </table:table-cell>
          <table:table-cell table:style-name="ce3" office:value-type="string" calcext:value-type="string">
            <text:p>Communes</text:p>
          </table:table-cell>
          <table:table-cell table:style-name="ce3" office:value-type="string" calcext:value-type="string">
            <text:p>Communes en géographie courante (2022)</text:p>
          </table:table-cell>
          <table:table-cell table:style-name="ce3" office:value-type="string" calcext:value-type="string">
            <text:p>Insee, Code officiel géographique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Départements</text:p>
          </table:table-cell>
          <table:table-cell table:style-name="ce3"/>
          <table:table-cell table:style-name="ce3" office:value-type="string" calcext:value-type="string">
            <text:p>Insee, Code officiel géographique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pci</text:p>
          </table:table-cell>
          <table:table-cell table:style-name="ce3" office:value-type="string" calcext:value-type="string">
            <text:p>Intercommunalités</text:p>
          </table:table-cell>
          <table:table-cell table:style-name="ce3"/>
          <table:table-cell table:style-name="ce3" office:value-type="string" calcext:value-type="string">
            <text:p>Insee, Code officiel géographique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Régions</text:p>
          </table:table-cell>
          <table:table-cell table:style-name="ce3"/>
          <table:table-cell table:style-name="ce3" office:value-type="string" calcext:value-type="string">
            <text:p>Insee, Code officiel géographique</text:p>
          </table:table-cell>
          <table:table-cell table:style-name="ce3" office:value-type="string" calcext:value-type="string">
            <text:p>2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u2020</text:p>
          </table:table-cell>
          <table:table-cell table:style-name="ce3" office:value-type="string" calcext:value-type="string">
            <text:p>Unités urbaines 2020</text:p>
          </table:table-cell>
          <table:table-cell table:style-name="ce3"/>
          <table:table-cell table:style-name="ce3" office:value-type="string" calcext:value-type="string">
            <text:p>Insee, Code officiel géographique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ze2020</text:p>
          </table:table-cell>
          <table:table-cell table:style-name="ce3" office:value-type="string" calcext:value-type="string">
            <text:p>Zones d'emploi 2020</text:p>
          </table:table-cell>
          <table:table-cell table:style-name="ce3"/>
          <table:table-cell table:style-name="ce3" office:value-type="string" calcext:value-type="string">
            <text:p>Insee, Code officiel géographique</text:p>
          </table:table-cell>
          <table:table-cell table:style-name="ce3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Indicateurs.A4:Indicateurs.E306" table:display-filter-buttons="true">
          <table:filter>
            <table:filter-and>
              <table:filter-condition table:field-number="3" table:value="Commune" table:operator="=">
                <table:filter-set-item table:value="Commune"/>
                <table:filter-set-item table:value="Commune, Aire d'attraction des villes 2020"/>
                <table:filter-set-item table:value="Commune, Arrondissement"/>
                <table:filter-set-item table:value="Commune, Arrondissement, Département"/>
                <table:filter-set-item table:value="Commune, Arrondissement, Département, Région"/>
                <table:filter-set-item table:value="Commune, Arrondissement, Intercommunalité, Département, Région, Zone d'emploi 2020, Unité urbaine 2020, Aire d'attraction des villes 2020"/>
                <table:filter-set-item table:value="Commune, Arrondissement, Région"/>
                <table:filter-set-item table:value="Commune, Département, Région"/>
                <table:filter-set-item table:value="Commune, Intercommunalité"/>
                <table:filter-set-item table:value="Commune, Unité urbaine 2020"/>
                <table:filter-set-item table:value="Commune, Zone d'emploi 2020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27cm" fo:margin-right="1.27cm" style:print-page-order="ttb" style:first-page-number="1" style:scale-to="100%" style:writing-mode="lr-tb" style:print="charts drawings objects zero-values"/>
      <style:header-style>
        <style:header-footer-properties fo:min-height="1.27cm" fo:margin-left="0cm" fo:margin-right="0cm" fo:margin-bottom="0.847cm"/>
      </style:header-style>
      <style:footer-style>
        <style:header-footer-properties fo:min-height="1.27cm" fo:margin-left="0cm" fo:margin-right="0cm" fo:margin-top="0.8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iveaux_20_géographiques" style:display-name="PageStyle_Niveaux géographiqu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dicateurs" style:display-name="PageStyle_Indicateu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21:17:47</meta:creation-date>
    <meta:editing-cycles>1</meta:editing-cycles>
    <meta:editing-duration>P2DT12H49M58S</meta:editing-duration>
    <dc:date>2022-11-12T10:19:03.225000000</dc:date>
    <meta:document-statistic meta:table-count="2" meta:cell-count="1536" meta:object-count="0"/>
    <meta:generator>LibreOffice/7.0.0.3$Windows_X86_64 LibreOffice_project/8061b3e9204bef6b321a21033174034a5e2ea88e</meta:generator>
  </office:meta>
</office:document-meta>
</file>